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DPDiscoverySenderThread.setCacheNames( ArrayList cache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DPDiscoverySenderThread.UDPDiscoverySenderThread( String discoveryAddress , int discoveryPort , String myHostName , int myPort , ArrayList cacheNam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UDPDiscoverySenderThread.getCach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DPDiscoverySenderThread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